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text>Vandermondsche Matrix</mtext>
        </mtd>
      </mtr>
      <mtr>
        <mtd>
          <mrow/>
        </mtd>
      </mtr>
      <mtr>
        <mtd>
          <mrow>
            <mi mathvariant="italic">Gegeben</mi>
            <mi mathvariant="italic">solte</mi>
            <mi mathvariant="italic">sein</mi>
            <mi mathvariant="normal">:</mi>
          </mrow>
        </mtd>
      </mtr>
      <mtr>
        <mtd>
          <mrow>
            <mi mathvariant="italic">Datenpunkte</mi>
            <mi mathvariant="normal">: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y</mi>
                    <mn>1</mn>
                  </msub>
                  <mi>,</mi>
                  <mo stretchy="false">⋯</mo>
                  <msub>
                    <mi>x</mi>
                    <mi>n</mi>
                  </msub>
                  <mi>,</mi>
                  <msub>
                    <mi>y</mi>
                    <mi>n</mi>
                  </msub>
                </mrow>
              </mrow>
              <mo fence="true" stretchy="false">)</mo>
            </mrow>
          </mrow>
        </mtd>
      </mtr>
      <mtr>
        <mtd>
          <mrow>
            <mi mathvariant="italic">Grad</mi>
            <mi mathvariant="italic">des</mi>
            <mi mathvariant="italic">gesuchten</mi>
            <mi mathvariant="italic">Polynoms</mi>
            <mo stretchy="false">→</mo>
            <mi>m</mi>
          </mrow>
        </mtd>
      </mtr>
      <mtr>
        <mtd>
          <mrow/>
        </mtd>
      </mtr>
      <mtr>
        <mtd>
          <mrow>
            <mo stretchy="false">→</mo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n>0</mn>
                </msub>
                <mo stretchy="false">+</mo>
                <msub>
                  <mi>a</mi>
                  <mrow>
                    <mn>1</mn>
                    <mi>x</mi>
                  </mrow>
                </msub>
                <mo stretchy="false">+</mo>
                <msubsup>
                  <mi>a</mi>
                  <mn>2</mn>
                  <mn>2</mn>
                </msubsup>
                <mo stretchy="false">+</mo>
                <mo stretchy="false">…</mo>
                <mo stretchy="false">+</mo>
                <mrow>
                  <msub>
                    <mi>a</mi>
                    <mi>m</mi>
                  </msub>
                  <mo stretchy="false">∗</mo>
                  <msup>
                    <mi>x</mi>
                    <mi>m</mi>
                  </msup>
                </mrow>
              </mrow>
            </mrow>
          </mrow>
        </mtd>
      </mtr>
      <mtr>
        <mtd>
          <mrow/>
        </mtd>
      </mtr>
      <mtr>
        <mtd>
          <mrow>
            <mi>n</mi>
            <mo stretchy="false">→</mo>
            <mi mathvariant="italic">Anzahl</mi>
            <mi mathvariant="italic">der</mi>
            <mi mathvariant="italic">Datenpunkte</mi>
          </mrow>
        </mtd>
      </mtr>
      <mtr>
        <mtd>
          <mrow>
            <mi>m</mi>
            <mo stretchy="false">→</mo>
            <mi mathvariant="italic">Grad</mi>
            <mi mathvariant="italic">des</mi>
            <mi mathvariant="italic">gesuchten</mi>
            <mi mathvariant="italic">Polynoms</mi>
          </mrow>
        </mtd>
      </mtr>
      <mtr>
        <mtd>
          <mrow>
            <mi>V</mi>
            <mo stretchy="false">→</mo>
            <mtext>Vandermondsche Matrix</mtext>
          </mrow>
        </mtd>
      </mtr>
      <mtr>
        <mtd>
          <mrow>
            <msup>
              <mi>V</mi>
              <mi>T</mi>
            </msup>
            <mo stretchy="false">→</mo>
            <mtext>Transformierte Vandermondsche Matrix</mtext>
          </mrow>
        </mtd>
      </mtr>
      <mtr>
        <mtd>
          <mrow/>
        </mtd>
      </mtr>
      <mtr>
        <mtd>
          <mrow>
            <mi>V</mi>
            <mo stretchy="false">=</mo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sup>
                        <msub>
                          <mi>x</mi>
                          <mn>1</mn>
                        </msub>
                        <mn>1</mn>
                      </msup>
                    </mtd>
                    <mtd>
                      <msup>
                        <msub>
                          <mi>x</mi>
                          <mn>1</mn>
                        </msub>
                        <mn>2</mn>
                      </msup>
                    </mtd>
                    <mtd>
                      <mo stretchy="false">⋯</mo>
                    </mtd>
                    <mtd>
                      <msup>
                        <msub>
                          <mi>x</mi>
                          <mn>1</mn>
                        </msub>
                        <mi>m</mi>
                      </msup>
                    </mtd>
                  </mtr>
                  <mtr>
                    <mtd>
                      <mn>1</mn>
                    </mtd>
                    <mtd>
                      <msup>
                        <msub>
                          <mi>x</mi>
                          <mn>2</mn>
                        </msub>
                        <mn>1</mn>
                      </msup>
                    </mtd>
                    <mtd>
                      <msup>
                        <msub>
                          <mi>x</mi>
                          <mn>2</mn>
                        </msub>
                        <mn>2</mn>
                      </msup>
                    </mtd>
                    <mtd>
                      <mo stretchy="false">⋯</mo>
                    </mtd>
                    <mtd>
                      <msup>
                        <msub>
                          <mi>x</mi>
                          <mn>2</mn>
                        </msub>
                        <mi>m</mi>
                      </msup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n>1</mn>
                    </mtd>
                    <mtd>
                      <msup>
                        <msub>
                          <mi>x</mi>
                          <mi>n</mi>
                        </msub>
                        <mn>1</mn>
                      </msup>
                    </mtd>
                    <mtd>
                      <msup>
                        <msub>
                          <mi>x</mi>
                          <mi>n</mi>
                        </msub>
                        <mn>2</mn>
                      </msup>
                    </mtd>
                    <mtd>
                      <mo stretchy="false">⋯</mo>
                    </mtd>
                    <mtd>
                      <msup>
                        <msub>
                          <mi>x</mi>
                          <mi>n</mi>
                        </msub>
                        <mi>m</mi>
                      </msup>
                    </mtd>
                  </mtr>
                </mtable>
              </mrow>
              <mo fence="true" stretchy="true">)</mo>
            </mrow>
          </mrow>
        </mtd>
      </mtr>
      <mtr>
        <mtd>
          <mrow/>
        </mtd>
      </mtr>
      <mtr>
        <mtd>
          <mrow>
            <mo stretchy="false">→</mo>
            <mi mathvariant="italic">Das</mi>
            <mi mathvariant="italic">LGS</mi>
            <mi mathvariant="italic">bleibt</mi>
            <mi mathvariant="italic">immer</mi>
            <mi mathvariant="italic">das</mi>
            <mi mathvariant="italic">gleiche</mi>
            <mo stretchy="false">→</mo>
            <mrow>
              <msup>
                <mi>V</mi>
                <mi>T</mi>
              </msup>
              <mo stretchy="false">∗</mo>
              <mi>V</mi>
            </mrow>
            <mrow>
              <mrow>
                <mo fence="true" stretchy="true">(</mo>
                <mrow>
                  <mtable>
                    <mtr>
                      <mtd>
                        <msub>
                          <mi>a</mi>
                          <mn>0</mn>
                        </msub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sub>
                          <mi>a</mi>
                          <mi>m</mi>
                        </msub>
                      </mtd>
                    </mtr>
                  </mtable>
                </mrow>
                <mo fence="true" stretchy="true">)</mo>
              </mrow>
              <mo stretchy="false">=</mo>
              <msup>
                <mi>V</mi>
                <mi>T</mi>
              </msup>
            </mrow>
            <mrow>
              <mo fence="true" stretchy="true">(</mo>
              <mrow>
                <mtable>
                  <mtr>
                    <mtd>
                      <msub>
                        <mi>y</mi>
                        <mn>1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y</mi>
                        <mi>m</mi>
                      </msub>
                    </mtd>
                  </mtr>
                </mtable>
              </mrow>
              <mo fence="true" stretchy="true">)</mo>
            </mrow>
          </mrow>
        </mtd>
      </mtr>
    </mtable>
    <annotation encoding="StarMath 5.0">"Vandermondsche Matrix" newline
newline
Gegeben solte sein:newline
Datenpunkte:( x_1,y_1, dotsaxis x_n,y_n )  newline
Grad des gesuchten Polynoms -&gt;m newline
newline 
-&gt; p( x )=a_0+a_1x+a_2^2+dotslow+a_m*x^m newline
newline
n-&gt;Anzahl der Datenpunkte newline
m-&gt;Grad des gesuchten Polynoms newline
V-&gt;"Vandermondsche Matrix" newline
V^T-&gt;"Transformierte Vandermondsche Matrix" newline
newline
V=left( matrix{	1#{x_1}^1#{x_1}^2#dotsaxis#{x_1}^m##
						1#{x_2}^1#{x_2}^2#dotsaxis#{x_2}^m##
						dotsvert#dotsvert#dotsvert#dotsdown#dotsvert##
						1#{x_n}^1#{x_n}^2#dotsaxis#{x_n}^m}right ) newline
						newline
-&gt;Das LGS bleibt immer das gleiche -&gt;V^T*V left( matrix{a_0##dotsvert##a_m}right )=V^T left( matrix{y_1##dotsvert##y_m}right )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7T12:53:51.182000000</meta:creation-date>
    <dc:date>2023-11-08T16:13:35.791000000</dc:date>
    <meta:editing-duration>PT2H47M48S</meta:editing-duration>
    <meta:editing-cycles>2</meta:editing-cycles>
    <meta:generator>LibreOffice/6.3.2.2$Windows_X86_64 LibreOffice_project/98b30e735bda24bc04ab42594c85f7fd8be07b9c</meta:generator>
  </office:meta>
</office:document-meta>
</file>